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ven Pro" svg:font-family="'Maven Pro'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rial" svg:font-family="arial, sans-serif"/>
    <style:font-face style:name="dana-vf" svg:font-family="dana-vf, tahoma, apple-system, BlinkMacSystemFont, 'Segoe UI', Roboto, 'Helvetica Neue', Arial, 'Noto Sans', sans-serif"/>
    <style:font-face style:name="inherit" svg:font-family="inherit"/>
    <style:font-face style:name="sans-serif" svg:font-family="sans-serif, 'Courier New'"/>
    <style:font-face style:name="var ff-mono" svg:font-family="'var ff-mono'"/>
  </office:font-face-decls>
  <office:automatic-styles>
    <style:style style:name="P1" style:family="paragraph" style:parent-style-name="Preformatted_20_Text">
      <style:text-properties fo:font-variant="normal" fo:text-transform="none" fo:color="#212529" loext:opacity="100%" style:font-name="SFMono-Regular" fo:font-size="8.39999961853027pt" fo:letter-spacing="normal" fo:font-style="normal" fo:font-weight="normal" officeooo:rsid="00009ab5" officeooo:paragraph-rsid="00009ab5"/>
    </style:style>
    <style:style style:name="P2" style:family="paragraph" style:parent-style-name="Preformatted_20_Text">
      <loext:graphic-properties draw:fill="solid" draw:fill-color="#f7f7f9" draw:opacity="100%"/>
      <style:paragraph-properties fo:margin-left="1.418cm" fo:margin-right="0.889cm" fo:margin-top="0.423cm" fo:margin-bottom="0.423cm" style:contextual-spacing="false" style:line-height-at-least="0.339cm" fo:text-align="start" style:justify-single-word="false" fo:orphans="2" fo:widows="2" fo:text-indent="0cm" style:auto-text-indent="false" fo:background-color="#f7f7f9" fo:padding="0cm" fo:border="none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text-properties fo:font-variant="normal" fo:text-transform="none" fo:color="#000000" loext:opacity="100%" style:font-name="Calibri" fo:letter-spacing="normal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style:font-name="Calibri" officeooo:paragraph-rsid="00009ab5"/>
    </style:style>
    <style:style style:name="P6" style:family="paragraph" style:parent-style-name="Standard">
      <style:text-properties style:font-name="Calibri" officeooo:rsid="00009ab5" officeooo:paragraph-rsid="00009ab5"/>
    </style:style>
    <style:style style:name="P7" style:family="paragraph" style:parent-style-name="Standard">
      <style:text-properties style:font-name="Calibri" officeooo:rsid="000050e0" officeooo:paragraph-rsid="000050e0"/>
    </style:style>
    <style:style style:name="P8" style:family="paragraph" style:parent-style-name="Standard">
      <style:text-properties style:font-name="Calibri" officeooo:paragraph-rsid="0001d628"/>
    </style:style>
    <style:style style:name="P9" style:family="paragraph" style:parent-style-name="Standard">
      <style:text-properties style:font-name="Calibri" officeooo:rsid="0001d628" officeooo:paragraph-rsid="0001d628"/>
    </style:style>
    <style:style style:name="P10" style:family="paragraph" style:parent-style-name="Standard">
      <style:text-properties officeooo:paragraph-rsid="000050e0"/>
    </style:style>
    <style:style style:name="P11" style:family="paragraph" style:parent-style-name="Text_20_body">
      <style:text-properties style:font-name="Calibri" officeooo:rsid="00009ab5" officeooo:paragraph-rsid="00009ab5"/>
    </style:style>
    <style:style style:name="T1" style:family="text">
      <style:text-properties officeooo:rsid="000050e0"/>
    </style:style>
    <style:style style:name="T2" style:family="text">
      <style:text-properties officeooo:rsid="00009ab5"/>
    </style:style>
    <style:style style:name="T3" style:family="text">
      <style:text-properties fo:font-variant="normal" fo:text-transform="none" fo:color="#323232" loext:opacity="100%" style:font-name="dana-vf" fo:font-size="9.60000038146973pt" fo:letter-spacing="normal" fo:font-style="normal" fo:font-weight="normal"/>
    </style:style>
    <style:style style:name="T4" style:family="text">
      <style:text-properties fo:font-variant="normal" fo:text-transform="none" style:font-name="inherit" fo:font-size="7.80000019073486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style:font-name="inheri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font-size="7.80000019073486pt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style:font-name="Calibri" fo:font-size="7.80000019073486pt" fo:letter-spacing="normal" fo:font-style="normal" fo:font-weight="normal" officeooo:rsid="000050e0" fo:background-color="transparent" loext:char-shading-value="0" loext:padding="0cm" loext:border="none"/>
    </style:style>
    <style:style style:name="T9" style:family="text">
      <style:text-properties fo:font-variant="normal" fo:text-transform="none" style:font-name="Calibri" fo:letter-spacing="normal" fo:font-style="normal" fo:font-weight="normal" officeooo:rsid="000050e0" fo:background-color="transparent" loext:char-shading-value="0" loext:padding="0cm" loext:border="none"/>
    </style:style>
    <style:style style:name="T10" style:family="text">
      <style:text-properties fo:font-variant="normal" fo:text-transform="none" style:font-name="Calibri" fo:font-size="13pt" fo:letter-spacing="normal" fo:font-style="normal" fo:font-weight="normal" officeooo:rsid="000050e0" fo:background-color="transparent" loext:char-shading-value="0" style:font-size-asian="13pt" style:font-size-complex="13pt" loext:padding="0cm" loext:border="none"/>
    </style:style>
    <style:style style:name="T11" style:family="text">
      <style:text-properties fo:font-variant="normal" fo:text-transform="none" fo:color="#cc0000" loext:opacity="100%" style:font-name="SFMono-Regular" fo:font-size="8.39999961853027pt" fo:letter-spacing="normal" fo:font-style="normal" fo:font-weight="normal" loext:padding-left="0.085cm" loext:padding-right="0.085cm" loext:padding-top="0.049cm" loext:padding-bottom="0.049cm" loext:border="0.06pt solid #a8a8a8"/>
    </style:style>
    <style:style style:name="T12" style:family="text">
      <style:text-properties fo:font-variant="normal" fo:text-transform="none" fo:color="#14171a" loext:opacity="100%" fo:letter-spacing="normal"/>
    </style:style>
    <style:style style:name="T13" style:family="text">
      <style:text-properties fo:font-variant="normal" fo:text-transform="none" fo:color="#5f6368" loext:opacity="100%" style:font-name="arial" fo:font-size="8.39999961853027pt" fo:letter-spacing="normal" fo:font-style="normal" fo:font-weight="normal"/>
    </style:style>
    <style:style style:name="T14" style:family="text">
      <style:text-properties fo:font-variant="normal" fo:text-transform="none" fo:color="#5f6368" loext:opacity="100%" style:font-name="arial" fo:font-size="8.39999961853027pt" fo:letter-spacing="normal" fo:font-style="normal" fo:font-weight="normal" officeooo:rsid="0001d628"/>
    </style:style>
    <style:style style:name="T15" style:family="text">
      <style:text-properties fo:color="#323232" loext:opacity="100%" style:font-name="dana-vf" fo:font-size="9.60000038146973pt"/>
    </style:style>
    <style:style style:name="T16" style:family="text">
      <style:text-properties style:font-name="Calibri"/>
    </style:style>
    <style:style style:name="T17" style:family="text">
      <style:text-properties style:font-name="Calibri" officeooo:rsid="0001d628"/>
    </style:style>
    <style:style style:name="T18" style:family="text">
      <style:text-properties fo:color="#0101fd" loext:opacity="100%"/>
    </style:style>
    <style:style style:name="T19" style:family="text">
      <style:text-properties fo:color="#0101fd" loext:opacity="100%" style:font-name="dana-vf" fo:font-size="9.60000038146973pt"/>
    </style:style>
    <style:style style:name="T20" style:family="text">
      <style:text-properties style:font-name="sans-serif" fo:font-size="7.80000019073486pt" fo:font-style="normal" fo:font-weight="normal"/>
    </style:style>
    <style:style style:name="T21" style:family="text">
      <style:text-properties officeooo:rsid="0001d628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Erstellen ein Datenbank <text:span text:style-name="T1">==&gt; Database First</text:span></text:p>
      <text:p text:style-name="P4"><text:tab/></text:p>
      <text:p text:style-name="P4"><text:tab/><text:tab/></text:p>
      <text:p text:style-name="P4">2.Erstellen ein Angular-Projekt in .Net Core</text:p>
      <text:p text:style-name="P4">3.Datenbankverbindung mit Entity Framework </text:p>
      <text:p text:style-name="P4"/>
      <text:p text:style-name="P4"/>
      <text:p text:style-name="P4">Vorteilen:</text:p>
      <text:p text:style-name="P4">Machen Sie es einfach, die Datenbank zu ändern</text:p>
      <text:p text:style-name="P4">Schreiben von Abfragen mit LINQ</text:p>
      <text:p text:style-name="P4">OpenSource sein</text:p>
      <text:p text:style-name="P4">Multi-Plattform sein</text:p>
      <text:p text:style-name="P4">Unterstützt die meisten Datenbanken</text:p>
      <text:p text:style-name="P4"/>
      <text:p text:style-name="P4">"Code First" or “Database First”</text:p>
      <text:p text:style-name="P4"/>
      <text:p text:style-name="P4">Database First:</text:p>
      <text:p text:style-name="P4">Install EntityFrameworkCore <text:span text:style-name="T2">(Tools, Design) </text:span>Package from NuGet Management</text:p>
      <text:p text:style-name="P4"><text:span text:style-name="T2">A</text:span>dd connection string in appsettings.json</text:p>
      <text:p text:style-name="P4"/>
      <text:p text:style-name="P3"><text:s/><text:span text:style-name="T20">"ConnectionStrings": {</text:span></text:p>
      <text:p text:style-name="P2"><text:s text:c="4"/><text:span text:style-name="T20">"SqlServer": "Data Source=(local);Initial Catalog=StudentDB;Integrated Security=true"</text:span></text:p>
      <text:p text:style-name="P2"><text:s text:c="2"/><text:span text:style-name="T20">},</text:span></text:p>
      <text:p text:style-name="P4"/>
      <text:p text:style-name="P4"/>
      <text:p text:style-name="P4">Scaffold Model</text:p>
      <text:p text:style-name="P4">Scaffold-DbContext "Server=LAPTOP-VPCUL8MK\MSSQLSERVER2019;Database=car_configuration;Trusted_Connection=True;" Microsoft.EntityFrameworkCore.SqlServer -OutputDir Models</text:p>
      <text:p text:style-name="P4"/>
      <text:p text:style-name="P4">for Update Change in SQL</text:p>
      <text:p text:style-name="P4">Scaffold-DbContext "Server=LAPTOP-VPCUL8MK\MSSQLSERVER2019;Database=car_configuration;Trusted_Connection=True;" Microsoft.EntityFrameworkCore.SqlServer -OutputDir Models -Force</text:p>
      <text:p text:style-name="P4"/>
      <text:p text:style-name="P4">andere Command:</text:p>
      <text:p text:style-name="P4">Add-Migration</text:p>
      <text:p text:style-name="P4">Bundle-Migration</text:p>
      <text:p text:style-name="P4">Drop-Database</text:p>
      <text:p text:style-name="P4">Get-DbContext</text:p>
      <text:p text:style-name="P4">Get-Migration</text:p>
      <text:p text:style-name="P4">Remove-Migration</text:p>
      <text:p text:style-name="P4">Script-DbContext</text:p>
      <text:p text:style-name="P4">Update-Database</text:p>
      <text:p text:style-name="P4"/>
      <text:p text:style-name="P4">Datenbankverbindung ohne Entity Framework</text:p>
      <text:p text:style-name="P4"><text:soft-page-break/>Brauchten:</text:p>
      <text:p text:style-name="P4">Connections, Commands and Data Readers</text:p>
      <text:p text:style-name="P4">-----------------------------------------------------------------------------------------------------------------------------------</text:p>
      <text:p text:style-name="P5"><text:span text:style-name="T1">Erstellen Alle Modells </text:span><text:span text:style-name="T2">=&gt; Code First</text:span></text:p>
      <text:p text:style-name="P6">Create object Klass für jede Modele</text:p>
      <text:p text:style-name="P5"><text:tab/><text:tab/>Motorleistung</text:p>
      <text:p text:style-name="P5"><text:tab/><text:tab/>Lackierung</text:p>
      <text:p text:style-name="P5"><text:tab/><text:tab/>Felgen</text:p>
      <text:p text:style-name="P6"><text:tab/><text:tab/>Kunde</text:p>
      <text:p text:style-name="P6"><text:tab/><text:tab/>Sonderausstattungen</text:p>
      <text:p text:style-name="P6"><text:tab/><text:tab/>Bestellung-Sonderausstattungen</text:p>
      <text:p text:style-name="P6"><text:tab/><text:tab/>Bestellung</text:p>
      <text:p text:style-name="P6"><text:s/>public string ColorName { get; set; }</text:p>
      <text:p text:style-name="P6"/>
      <text:p text:style-name="P5">Install EntityFrameworkCore <text:span text:style-name="T2">(Tools, Design) </text:span>Package from NuGet Management</text:p>
      <text:p text:style-name="P6">Add connection string in appsettings.json</text:p>
      <text:p text:style-name="P6"/>
      <text:p text:style-name="P6"><text:span text:style-name="T3">Erstellen Context Class inherited DbContext</text:span></text:p>
      <text:p text:style-name="P6"><text:span text:style-name="T3"/></text:p>
      <text:p text:style-name="P1"><text:span text:style-name="T19">public</text:span><text:span text:style-name="T15"> DbSet&lt;OrderDetail&gt; OrderDetails { </text:span><text:span text:style-name="T19">get</text:span><text:span text:style-name="T15">; </text:span><text:span text:style-name="T19">set</text:span><text:span text:style-name="T15">; }</text:span></text:p>
      <text:p text:style-name="P6"><text:span text:style-name="T3"/></text:p>
      <text:p text:style-name="P1"><text:span text:style-name="T18">public</text:span> List&lt;OrderDetail&gt; OrderDetails { <text:span text:style-name="T18">get</text:span>; <text:span text:style-name="T18">set</text:span>; }</text:p>
      <text:p text:style-name="P6"/>
      <text:p text:style-name="P6"/>
      <text:p text:style-name="P11"><text:span text:style-name="Source_20_Text"><text:span text:style-name="T11">Add-Migration Initial</text:span></text:span></text:p>
      <text:p text:style-name="P6"><text:span text:style-name="Source_20_Text"><text:span text:style-name="T11">Update-Database</text:span></text:span><text:span text:style-name="T12"> </text:span> </text:p>
      <text:p text:style-name="P6"/>
      <text:p text:style-name="P4">----------------------------------------------------------------------------------------------------------------------------------</text:p>
      <text:p text:style-name="P4">Create DataLayer und alle Get/Put/Edit/Delete Funktion drinnen durch Entity Context</text:p>
      <text:p text:style-name="P4"/>
      <text:p text:style-name="P4">Set Service und Middleware in program.cs (wenn braucht)</text:p>
      <text:p text:style-name="P4"/>
      <text:p text:style-name="Standard"><text:span text:style-name="T17">Erstellen</text:span><text:span text:style-name="T16"> APIController für Get/Put/Edit/Delete </text:span><text:span text:style-name="T17">und Funktion für CRUD (</text:span><text:span text:style-name="Emphasis"><text:span text:style-name="T13">create, read, update, and delete</text:span></text:span><text:span text:style-name="Emphasis"><text:span text:style-name="T14">)</text:span></text:span></text:p>
      <text:p text:style-name="P8"><text:span text:style-name="T21">Erstellen</text:span> instans von DataManagement</text:p>
      <text:p text:style-name="P8"><text:span text:style-name="T21">Erstellen</text:span> AlLe Funktion, dass wir in Controller brauchen. Get/Create/Edit/Delete/...</text:p>
      <text:p text:style-name="P8"><text:span text:style-name="T21">Erstellen</text:span> einem Controller für Webservice zu einem Erstellen mit Funktionen Get/Create/Edit/Delete/ für jede Tabele</text:p>
      <text:p text:style-name="P4"/>
      <text:p text:style-name="P4"/>
      <text:p text:style-name="P9">Http → Component</text:p>
      <text:p text:style-name="P9">HhtModeul → modeule</text:p>
      <text:p text:style-name="P7">Jede Droop dwon Subject =&gt; Observable → next</text:p>
      <text:p text:style-name="P7">Somme Subcribe</text:p>
      <text:p text:style-name="P4"/>
      <text:p text:style-name="P10"><text:span text:style-name="Source_20_Text"><text:span text:style-name="T10">this.router.url</text:span>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ven Pro" svg:font-family="'Maven Pro'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rial" svg:font-family="arial, sans-serif"/>
    <style:font-face style:name="dana-vf" svg:font-family="dana-vf, tahoma, apple-system, BlinkMacSystemFont, 'Segoe UI', Roboto, 'Helvetica Neue', Arial, 'Noto Sans', sans-serif"/>
    <style:font-face style:name="inherit" svg:font-family="inherit"/>
    <style:font-face style:name="sans-serif" svg:font-family="sans-serif, 'Courier New'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3:45:55.944000000</meta:creation-date>
    <dc:date>2022-05-18T12:23:31.627000000</dc:date>
    <meta:editing-duration>PT21H16M13S</meta:editing-duration>
    <meta:editing-cycles>1</meta:editing-cycles>
    <meta:document-statistic meta:table-count="0" meta:image-count="0" meta:object-count="0" meta:page-count="2" meta:paragraph-count="64" meta:word-count="242" meta:character-count="2530" meta:non-whitespace-character-count="2322"/>
    <meta:generator>LibreOffice/7.3.3.2$Windows_X86_64 LibreOffice_project/d1d0ea68f081ee2800a922cac8f79445e4603348</meta:generator>
  </office:meta>
</office:document-meta>
</file>